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/>
          <table:table-cell office:value-type="string">
            <text:p>Input</text:p>
          </table:table-cell>
          <table:table-cell/>
          <table:table-cell/>
          <table:table-cell office:value-type="string">
            <text:p>-&gt;</text:p>
          </table:table-cell>
          <table:table-cell office:value-type="string">
            <text:p>Output</text:p>
          </table:table-cell>
          <table:table-cell office:value-type="string">
            <text:p>Generic</text:p>
          </table:table-cell>
          <table:table-cell office:value-type="string">
            <text:p>Genomics</text:p>
          </table:table-cell>
          <table:table-cell office:value-type="string">
            <text:p>Genomics</text:p>
          </table:table-cell>
          <table:table-cell office:value-type="string">
            <text:p>Clinical</text:p>
          </table:table-cell>
          <table:table-cell office:value-type="string">
            <text:p>Clinical</text:p>
          </table:table-cell>
          <table:table-cell office:value-type="string">
            <text:p>Clinical</text:p>
          </table:table-cell>
          <table:table-cell office:value-type="string">
            <text:p>Drug</text:p>
          </table:table-cell>
          <table:table-cell office:value-type="string">
            <text:p>Drug</text:p>
          </table:table-cell>
          <table:table-cell office:value-type="string">
            <text:p>Drug</text:p>
          </table:table-cell>
          <table:table-cell office:value-type="string">
            <text:p>Side-effects</text:p>
          </table:table-cell>
        </table:table-row>
        <table:table-row>
          <table:table-cell/>
          <table:table-cell office:value-type="string">
            <text:p>CGI&lt;https://www.cancergenomeinterpreter.org&gt;</text:p>
          </table:table-cell>
          <table:table-cell office:value-type="string">
            <text:p>OncoKB&lt;https://www.oncokb.org/&gt;</text:p>
          </table:table-cell>
          <table:table-cell office:value-type="string">
            <text:p>MTBP&lt;https://www.mtbp.org/&gt;</text:p>
          </table:table-cell>
          <table:table-cell/>
          <table:table-cell office:value-type="string">
            <text:p>Biolink&lt;https://biolink.github.io/biolink-model/&gt;</text:p>
          </table:table-cell>
          <table:table-cell office:value-type="string">
            <text:p>PORI's GraphKB&lt;https://bcgsc.github.io/pori/graphkb/&gt;</text:p>
          </table:table-cell>
          <table:table-cell office:value-type="string">
            <text:p>Sequence Ontology&lt;http://www.sequenceontology.org/&gt;</text:p>
          </table:table-cell>
          <table:table-cell office:value-type="string">
            <text:p>Gene Ontology&lt;http://geneontology.org/&gt;</text:p>
          </table:table-cell>
          <table:table-cell office:value-type="string">
            <text:p>Observational Medical Outcomes Partnership&lt;https://chime.ucsf.edu/observational-medical-outcomes-partnership-omop&gt;</text:p>
          </table:table-cell>
          <table:table-cell office:value-type="string">
            <text:p>Disease Ontology&lt;https://disease-ontology.org/&gt;</text:p>
          </table:table-cell>
          <table:table-cell office:value-type="string">
            <text:p>NCIt&lt;https://ncit.nci.nih.gov/ncitbrowser/&gt;</text:p>
          </table:table-cell>
          <table:table-cell office:value-type="string">
            <text:p>FDA Substance Registration&lt;https://www.fda.gov/industry/fda-data-standards-advisory-board/fdas-global-substance-registration-system&gt;</text:p>
          </table:table-cell>
          <table:table-cell office:value-type="string">
            <text:p>DrugBank&lt;https://go.drugbank.com/&gt;</text:p>
          </table:table-cell>
          <table:table-cell office:value-type="string">
            <text:p>ChEMBL&lt;https://www.ebi.ac.uk/chembl/&gt;</text:p>
          </table:table-cell>
          <table:table-cell office:value-type="string">
            <text:p>TODO</text:p>
          </table:table-cell>
        </table:table-row>
        <table:table-row>
          <table:table-cell office:value-type="string">
            <text:p>Identification</text:p>
          </table:table-cell>
          <table:table-cell office:value-type="string">
            <text:p>Sample I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Gene Symbo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anonical Transcrip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otein Change (protein coordinat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Mutation (genomic coordinat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Tumor Typ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Diseas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Type &amp; Disease matc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ncogenecity</text:p>
          </table:table-cell>
          <table:table-cell office:value-type="string">
            <text:p>Oncogenecity&gt;Driver according to BoostDM tissue-specific mode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Oncogenecity&gt;Driver according to BoostDM non tissue specific mode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Oncogenecity&gt;Driver according to OncodriveM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Oncogenecity&gt;Passeng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Oncogenecity&gt;Non-affect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teration</text:p>
          </table:table-cell>
          <table:table-cell office:value-type="string">
            <text:p>Alteration&gt;Missense varia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lteration&gt;Stop gain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lteration&gt;Non-coding transcript exon varia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lteration&gt;Synonymous varia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py Number Alteration&gt;DE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py Number Alteration&gt;AM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Mutation&gt;Nucleoti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Mutation&gt;Within ex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Mutation&gt;Unspecific (potential activating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Copy Number&gt;Amplific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Copy Number&gt;Dele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Gene Transloc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Change in Expression&gt;Underexpress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Change in Expression&gt;Overexpress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Alteration&gt;Biallelic inactiv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teration-biomarker</text:p>
          </table:table-cell>
          <table:table-cell office:value-type="string">
            <text:p>BioM&gt;Complete matc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BioM&gt;Different mut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BioM&gt;Different alter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Resist (co-occurring alteration that confers resistance to the same drug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sponse</text:p>
          </table:table-cell>
          <table:table-cell office:value-type="string">
            <text:p>Response&gt;Responsi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Response&gt;Not responsi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Response&gt;Resista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Response&gt;Increased toxic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urce</text:p>
          </table:table-cell>
          <table:table-cell office:value-type="string">
            <text:p>Source&gt;predic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Source&gt;Cancer Gene Censu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Source&gt;Biomark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Source&gt;valida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Source&gt;predisposin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escription&gt;Biomark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Drug&gt;Famil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Drug&gt;Single ag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evel of evidence</text:p>
          </table:table-cell>
          <table:table-cell office:value-type="string">
            <text:p>Evidence&gt;A (biomarkers used in professional guidelines of FDA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Evidence&gt;B (biomarkers observed in clinical trial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Evidence&gt;C (biomarkers identified from small group studi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Evidence&gt;D (biomarkers have been identified in pre-clinical studi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